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846cm" fo:min-width="16.01cm"/>
    </style:style>
    <style:style style:name="gr2" style:family="graphic" style:parent-style-name="standard">
      <style:graphic-properties draw:textarea-horizontal-align="justify" draw:textarea-vertical-align="middle" draw:auto-grow-height="false" fo:min-height="3.746cm" fo:min-width="10.16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88cm" fo:min-width="10.168cm"/>
    </style:style>
    <style:style style:name="gr5" style:family="graphic" style:parent-style-name="standard">
      <style:graphic-properties draw:textarea-horizontal-align="justify" draw:textarea-vertical-align="middle" draw:auto-grow-height="false" fo:min-height="5.084cm" fo:min-width="10.53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51cm" svg:height="6.096cm" svg:x="6.604cm" svg:y="1.016cm">
          <text:p text:style-name="P1">bdd_courante_mine:</text:p>
          <text:p text:style-name="P1"/>
          <text:list text:style-name="L1">
            <text:list-item>
              <text:p text:style-name="P2">Test Benfort</text:p>
            </text:list-item>
            <text:list-item>
              <text:p text:style-name="P2">Impute data prior 1750 by products and sector</text:p>
            </text:list-item>
            <text:list-item>
              <text:p text:style-name="P2">Eliminate some sources to avoid double counting</text:p>
            </text:list-item>
            <text:list-item>
              <text:p text:style-name="P2">Merge with imputed data and build dataset for analysis</text:p>
              <text:p text:style-name="P2"/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668cm" svg:height="3.996cm" svg:x="1.048cm" svg:y="9.72cm">
          <text:p text:style-name="P1">Hamburg1: analysis on the </text:p>
          <text:p text:style-name="P1">Aggregate exports <text:line-break/></text:p>
          <text:p text:style-name="P1">Hamburg2: analysis by product<text:line-break/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874cm" svg:y1="7.112cm" svg:x2="5.588cm" svg:y2="9.652cm">
          <text:p/>
        </draw:line>
        <draw:custom-shape draw:style-name="gr4" draw:text-style-name="P1" draw:layer="layout" svg:width="10.668cm" svg:height="4.13cm" svg:x="16.37cm" svg:y="9.586cm">
          <text:p text:style-name="P1">Allcountry1: analysis on the </text:p>
          <text:p text:style-name="P1">Aggregate of all countries</text:p>
          <text:p text:style-name="P1"/>
          <text:p text:style-name="P1">Allcountry2: analysis by product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0.32cm" svg:y1="7.112cm" svg:x2="22.606cm" svg:y2="9.586cm">
          <text:p/>
        </draw:line>
        <draw:custom-shape draw:style-name="gr5" draw:text-style-name="P1" draw:layer="layout" svg:width="11.03cm" svg:height="5.334cm" svg:x="8.836cm" svg:y="14.84cm">
          <text:p text:style-name="P1">Allcountry2_new: </text:p>
          <text:list text:style-name="L1">
            <text:list-item>
              <text:p text:style-name="P2">Cluster and factor analysis</text:p>
            </text:list-item>
            <text:list-item>
              <text:p text:style-name="P2">Regression with new groups</text:p>
            </text:list-item>
            <text:list-item>
              <text:p text:style-name="P2">Regressions with sitc classification</text:p>
            </text:list-item>
            <text:list-item>
              <text:p text:style-name="P2">Regression with sitc and groups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478cm" svg:y1="7.112cm" svg:x2="14.478cm" svg:y2="14.986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7:41:35.161497000</meta:creation-date>
    <dc:date>2017-04-21T21:30:29.585693000</dc:date>
    <meta:editing-duration>PT47M59S</meta:editing-duration>
    <meta:editing-cycles>7</meta:editing-cycles>
    <meta:generator>LibreOffice/5.0.4.2$MacOSX_X86_64 LibreOffice_project/2b9802c1994aa0b7dc6079e128979269cf95bc78</meta:generator>
    <meta:document-statistic meta:object-count="30"/>
  </office:meta>
</office:document-meta>
</file>